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svg:stroke-color="#ff972f" draw:fill-color="#ffffff" draw:textarea-horizontal-align="justify" draw:textarea-vertical-align="middle" draw:auto-grow-height="false" fo:min-height="1.25cm" fo:min-width="2cm"/>
      <style:paragraph-properties style:writing-mode="lr-tb"/>
    </style:style>
    <style:style style:name="gr2" style:family="graphic" style:parent-style-name="standard">
      <style:graphic-properties svg:stroke-color="#000000" draw:fill-color="#b7b3ca" draw:textarea-horizontal-align="justify" draw:textarea-vertical-align="middle" draw:auto-grow-height="false" fo:min-height="1.952cm" fo:min-width="2.33cm"/>
      <style:paragraph-properties style:writing-mode="lr-tb"/>
    </style:style>
    <style:style style:name="gr3" style:family="graphic" style:parent-style-name="standard">
      <style:graphic-properties svg:stroke-color="#069a2e" draw:fill-color="#ffffff" draw:textarea-horizontal-align="justify" draw:textarea-vertical-align="middle" draw:auto-grow-height="false" fo:min-height="1.25cm" fo:min-width="2.5cm"/>
      <style:paragraph-properties style:writing-mode="lr-tb"/>
    </style:style>
    <style:style style:name="gr4" style:family="graphic" style:parent-style-name="standard">
      <style:graphic-properties svg:stroke-color="#000000" draw:fill-color="#ec9ba4" draw:textarea-horizontal-align="justify" draw:textarea-vertical-align="middle" draw:auto-grow-height="false" fo:min-height="1.952cm" fo:min-width="2.016cm"/>
      <style:paragraph-properties style:writing-mode="lr-tb"/>
    </style:style>
    <style:style style:name="gr5" style:family="graphic" style:parent-style-name="standard">
      <style:graphic-properties svg:stroke-color="#ff5429" draw:fill-color="#ffffff" draw:textarea-horizontal-align="justify" draw:textarea-vertical-align="middle" draw:auto-grow-height="false" fo:min-height="1.25cm" fo:min-width="2.5cm"/>
      <style:paragraph-properties style:writing-mode="lr-tb"/>
    </style:style>
    <style:style style:name="gr6" style:family="graphic" style:parent-style-name="standard">
      <style:graphic-properties draw:textarea-vertical-align="middle"/>
    </style:style>
    <style:style style:name="gr7" style:family="graphic" style:parent-style-name="objectwithoutfill">
      <style:graphic-properties draw:marker-end="Arrowheads_20_2" draw:marker-end-width="0.3cm" draw:fill="none" draw:textarea-vertical-align="middle"/>
    </style:style>
    <style:style style:name="gr8" style:family="graphic" style:parent-style-name="objectwithoutfill">
      <style:graphic-properties draw:marker-end="Arrowheads_20_3" draw:marker-end-width="0.3cm" draw:fill="none" draw:textarea-vertical-align="middle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1.164cm" fo:min-width="0.914cm"/>
    </style:style>
    <style:style style:name="gr11" style:family="graphic" style:parent-style-name="standard">
      <style:graphic-properties svg:stroke-color="#000000" draw:fill-color="#b7b3ca" draw:textarea-horizontal-align="justify" draw:textarea-vertical-align="middle" draw:auto-grow-height="false" fo:min-height="1.322cm" fo:min-width="1.388cm"/>
      <style:paragraph-properties style:writing-mode="lr-tb"/>
    </style:style>
    <style:style style:name="gr12" style:family="graphic" style:parent-style-name="standard">
      <style:graphic-properties svg:stroke-color="#069a2e" draw:fill-color="#ffffff" draw:textarea-horizontal-align="justify" draw:textarea-vertical-align="middle" draw:auto-grow-height="false" fo:min-height="1.75cm" fo:min-width="3.5cm"/>
      <style:paragraph-properties style:writing-mode="lr-tb"/>
    </style:style>
    <style:style style:name="gr13" style:family="graphic" style:parent-style-name="standard">
      <style:graphic-properties svg:stroke-color="#000000" draw:fill-color="#ec9ba4" draw:textarea-horizontal-align="justify" draw:textarea-vertical-align="middle" draw:auto-grow-height="false" fo:min-height="1.638cm" fo:min-width="2.016cm"/>
      <style:paragraph-properties style:writing-mode="lr-tb"/>
    </style:style>
    <style:style style:name="gr14" style:family="graphic" style:parent-style-name="objectwithoutfill">
      <style:graphic-properties svg:stroke-color="#333333" draw:marker-end="Arrowheads_20_2" draw:marker-end-width="0.3cm" draw:fill="none" draw:textarea-vertical-align="middle"/>
    </style:style>
    <style:style style:name="gr15" style:family="graphic" style:parent-style-name="objectwithoutfill">
      <style:graphic-properties svg:stroke-color="#333333" draw:marker-end="Arrowheads_20_3" draw:marker-end-width="0.3cm" draw:fill="none" draw:textarea-vertical-align="middle"/>
    </style:style>
    <style:style style:name="gr16" style:family="graphic" style:parent-style-name="objectwithoutfill">
      <style:graphic-properties svg:stroke-color="#333333" draw:marker-end="Arrowheads_20_4" draw:marker-end-width="0.3cm" draw:fill="none" draw:textarea-vertical-align="middle"/>
    </style:style>
    <style:style style:name="gr17" style:family="graphic" style:parent-style-name="objectwithoutfill">
      <style:graphic-properties svg:stroke-color="#333333" draw:marker-end="Arrowheads_20_5" draw:marker-end-width="0.3cm" draw:fill="none" draw:textarea-vertical-align="middle"/>
    </style:style>
    <style:style style:name="gr18" style:family="graphic" style:parent-style-name="objectwithoutfill">
      <style:graphic-properties svg:stroke-color="#333333" draw:marker-end="Arrowheads_20_6" draw:marker-end-width="0.3cm" draw:fill="none" draw:textarea-vertical-align="middle"/>
    </style:style>
    <style:style style:name="gr19" style:family="graphic" style:parent-style-name="objectwithoutfill">
      <style:graphic-properties svg:stroke-color="#333333" draw:marker-end="Arrowheads_20_7" draw:marker-end-width="0.3cm" draw:fill="none" draw:textarea-vertical-align="middle"/>
    </style:style>
    <style:style style:name="gr20" style:family="graphic" style:parent-style-name="standard">
      <style:graphic-properties svg:stroke-color="#000000" draw:fill-color="#ffd7d7" draw:textarea-horizontal-align="justify" draw:textarea-vertical-align="middle" draw:auto-grow-height="false" fo:min-height="1.164cm" fo:min-width="1.976cm"/>
      <style:paragraph-properties style:writing-mode="lr-tb"/>
    </style:style>
    <style:style style:name="gr21" style:family="graphic" style:parent-style-name="objectwithoutfill">
      <style:graphic-properties svg:stroke-color="#333333" draw:marker-end="Arrowheads_20_8" draw:marker-end-width="0.3cm" draw:fill="none" draw:textarea-vertical-align="middle"/>
    </style:style>
    <style:style style:name="gr22" style:family="graphic" style:parent-style-name="objectwithoutfill">
      <style:graphic-properties svg:stroke-color="#333333" draw:marker-end="Arrowheads_20_10" draw:marker-end-width="0.3cm" draw:fill="none" draw:textarea-vertical-align="middle"/>
    </style:style>
    <style:style style:name="gr23" style:family="graphic" style:parent-style-name="objectwithoutfill">
      <style:graphic-properties svg:stroke-color="#333333" draw:marker-end="Arrowheads_20_11" draw:marker-end-width="0.3cm" draw:fill="none" draw:textarea-vertical-align="middle"/>
    </style:style>
    <style:style style:name="gr24" style:family="graphic" style:parent-style-name="standard">
      <style:graphic-properties svg:stroke-color="#333333" draw:fill-color="#ffb66c" draw:textarea-horizontal-align="justify" draw:textarea-vertical-align="middle" draw:auto-grow-height="false" fo:min-height="4.714cm" fo:min-width="5.464cm"/>
    </style:style>
    <style:style style:name="gr25" style:family="graphic" style:parent-style-name="standard">
      <style:graphic-properties svg:stroke-color="#000000" draw:fill-color="#b7b3ca" draw:opacity="29%" draw:textarea-horizontal-align="justify" draw:textarea-vertical-align="middle" draw:auto-grow-height="false" fo:min-height="1.322cm" fo:min-width="1.45cm"/>
      <style:paragraph-properties style:writing-mode="lr-tb"/>
    </style:style>
    <style:style style:name="gr26" style:family="graphic" style:parent-style-name="standard">
      <style:graphic-properties svg:stroke-color="#000000" draw:fill-color="#b7b3ca" draw:opacity="43%" draw:textarea-horizontal-align="justify" draw:textarea-vertical-align="middle" draw:auto-grow-height="false" fo:min-height="1.322cm" fo:min-width="1.388cm"/>
      <style:paragraph-properties style:writing-mode="lr-tb"/>
    </style:style>
    <style:style style:name="gr27" style:family="graphic" style:parent-style-name="objectwithoutfill">
      <style:graphic-properties svg:stroke-color="#333333" draw:marker-end="Arrowheads_20_12" draw:marker-end-width="0.3cm" draw:fill="none" draw:textarea-vertical-align="middle"/>
    </style:style>
    <style:style style:name="gr28" style:family="graphic" style:parent-style-name="objectwithoutfill">
      <style:graphic-properties svg:stroke-color="#333333" draw:marker-end="Arrowheads_20_13" draw:marker-end-width="0.3cm" draw:fill="none" draw:textarea-vertical-align="middle"/>
    </style:style>
    <style:style style:name="gr29" style:family="graphic" style:parent-style-name="standard">
      <style:graphic-properties svg:stroke-color="#333333" draw:fill-color="#afd095" draw:textarea-horizontal-align="justify" draw:textarea-vertical-align="middle" draw:auto-grow-height="false" fo:min-height="3.86cm" fo:min-width="3.11cm"/>
    </style:style>
    <style:style style:name="gr30" style:family="graphic" style:parent-style-name="standard">
      <style:graphic-properties svg:stroke-color="#069a2e" draw:fill-color="#ffffff" draw:opacity="43%" draw:textarea-horizontal-align="justify" draw:textarea-vertical-align="middle" draw:auto-grow-height="false" fo:min-height="1.25cm" fo:min-width="2.5cm"/>
      <style:paragraph-properties style:writing-mode="lr-tb"/>
    </style:style>
    <style:style style:name="gr31" style:family="graphic" style:parent-style-name="standard">
      <style:graphic-properties svg:stroke-color="#069a2e" draw:fill-color="#ffffff" draw:opacity="47%" draw:textarea-horizontal-align="justify" draw:textarea-vertical-align="middle" draw:auto-grow-height="false" fo:min-height="1.25cm" fo:min-width="2.5cm"/>
      <style:paragraph-properties style:writing-mode="lr-tb"/>
    </style:style>
    <style:style style:name="gr32" style:family="graphic" style:parent-style-name="objectwithoutfill">
      <style:graphic-properties svg:stroke-color="#333333" draw:marker-end="Arrowheads_20_15" draw:marker-end-width="0.3cm" draw:fill="none" draw:textarea-vertical-align="middle"/>
    </style:style>
    <style:style style:name="gr33" style:family="graphic" style:parent-style-name="standard">
      <style:graphic-properties svg:stroke-color="#ff0000" draw:fill-color="#ffffff" draw:textarea-horizontal-align="justify" draw:textarea-vertical-align="middle" draw:auto-grow-height="false" fo:min-height="1.25cm" fo:min-width="2cm"/>
      <style:paragraph-properties style:writing-mode="lr-tb"/>
    </style:style>
    <style:style style:name="gr34" style:family="graphic" style:parent-style-name="objectwithoutfill">
      <style:graphic-properties draw:marker-end="Arrowheads_20_16" draw:marker-end-width="0.3cm" draw:fill="none" draw:textarea-vertical-align="middle"/>
    </style:style>
    <style:style style:name="gr35" style:family="graphic" style:parent-style-name="objectwithoutfill">
      <style:graphic-properties draw:marker-end="Arrowheads_20_17" draw:marker-end-width="0.3cm" draw:fill="none" draw:textarea-vertical-align="middle"/>
    </style:style>
    <style:style style:name="gr36" style:family="graphic" style:parent-style-name="objectwithoutfill">
      <style:graphic-properties svg:stroke-color="#158466" draw:marker-end="Arrowheads_20_2" draw:marker-end-width="0.3cm" draw:fill="none" draw:textarea-vertical-align="middle"/>
    </style:style>
    <style:style style:name="gr37" style:family="graphic" style:parent-style-name="objectwithoutfill">
      <style:graphic-properties svg:stroke-color="#ff972f" draw:marker-end="Arrowheads_20_4" draw:marker-end-width="0.3cm" draw:fill="none" draw:textarea-vertical-align="middle"/>
    </style:style>
    <style:style style:name="gr38" style:family="graphic" style:parent-style-name="objectwithoutfill">
      <style:graphic-properties svg:stroke-color="#158466" draw:marker-end="Arrowheads_20_5" draw:marker-end-width="0.3cm" draw:fill="none" draw:textarea-vertical-align="middle"/>
    </style:style>
    <style:style style:name="gr39" style:family="graphic" style:parent-style-name="objectwithoutfill">
      <style:graphic-properties svg:stroke-color="#158466" draw:marker-end="Arrowheads_20_6" draw:marker-end-width="0.3cm" draw:fill="none" draw:textarea-vertical-align="middle"/>
    </style:style>
    <style:style style:name="gr40" style:family="graphic" style:parent-style-name="objectwithoutfill">
      <style:graphic-properties svg:stroke-color="#158466" draw:marker-end="Arrowheads_20_7" draw:marker-end-width="0.3cm" draw:fill="none" draw:textarea-vertical-align="middle"/>
    </style:style>
    <style:style style:name="gr41" style:family="graphic" style:parent-style-name="objectwithoutfill">
      <style:graphic-properties svg:stroke-color="#ff972f" draw:marker-end="Arrowheads_20_8" draw:marker-end-width="0.3cm" draw:fill="none" draw:textarea-vertical-align="middle"/>
    </style:style>
    <style:style style:name="gr42" style:family="graphic" style:parent-style-name="objectwithoutfill">
      <style:graphic-properties svg:stroke-color="#ff972f" draw:marker-end="Arrowheads_20_10" draw:marker-end-width="0.3cm" draw:fill="none" draw:textarea-vertical-align="middle"/>
    </style:style>
    <style:style style:name="gr43" style:family="graphic" style:parent-style-name="objectwithoutfill">
      <style:graphic-properties svg:stroke-color="#ff972f" draw:marker-end="Arrowheads_20_11" draw:marker-end-width="0.3cm" draw:fill="none" draw:textarea-vertical-align="middle"/>
    </style:style>
    <style:style style:name="gr44" style:family="graphic" style:parent-style-name="standard">
      <style:graphic-properties svg:stroke-color="#333333" draw:fill-color="#ffb66c" draw:textarea-horizontal-align="justify" draw:textarea-vertical-align="middle" draw:auto-grow-height="false" fo:min-height="6.079cm" fo:min-width="7.803cm"/>
    </style:style>
    <style:style style:name="gr45" style:family="graphic" style:parent-style-name="standard">
      <style:graphic-properties svg:stroke-color="#000000" draw:fill-color="#b7b3ca" draw:opacity="43%" draw:textarea-horizontal-align="justify" draw:textarea-vertical-align="middle" draw:auto-grow-height="false" fo:min-height="0.929cm" fo:min-width="0.968cm"/>
      <style:paragraph-properties style:writing-mode="lr-tb"/>
    </style:style>
    <style:style style:name="gr46" style:family="graphic" style:parent-style-name="standard">
      <style:graphic-properties svg:stroke-color="#069a2e" draw:fill-color="#ffffff" draw:opacity="47%" draw:textarea-horizontal-align="justify" draw:textarea-vertical-align="middle" draw:auto-grow-height="false" fo:min-height="1.75cm" fo:min-width="3cm"/>
      <style:paragraph-properties style:writing-mode="lr-tb"/>
    </style:style>
    <style:style style:name="gr47" style:family="graphic" style:parent-style-name="objectwithoutfill">
      <style:graphic-properties draw:marker-end="Puntas_20_de_20_flecha_20_9" draw:marker-end-width="0.3cm" draw:fill="none" draw:textarea-vertical-align="middle"/>
    </style:style>
    <style:style style:name="gr48" style:family="graphic" style:parent-style-name="objectwithoutfill">
      <style:graphic-properties draw:marker-end="Puntas_20_de_20_flecha_20_10" draw:marker-end-width="0.3cm" draw:fill="none" draw:textarea-vertical-align="middle"/>
    </style:style>
    <style:style style:name="gr49" style:family="graphic" style:parent-style-name="objectwithoutfill">
      <style:graphic-properties draw:marker-end="Puntas_20_de_20_flecha_20_11" draw:marker-end-width="0.3cm" draw:fill="none" draw:textarea-vertical-align="middle"/>
    </style:style>
    <style:style style:name="gr50" style:family="graphic" style:parent-style-name="objectwithoutfill">
      <style:graphic-properties svg:stroke-color="#ff972f" draw:marker-end="Puntas_20_de_20_flecha_20_16" draw:marker-end-width="0.3cm" draw:fill="none" draw:textarea-vertical-align="middle"/>
    </style:style>
    <style:style style:name="gr51" style:family="graphic" style:parent-style-name="objectwithoutfill">
      <style:graphic-properties svg:stroke-color="#158466" draw:marker-end="Puntas_20_de_20_flecha_20_17" draw:marker-end-width="0.3cm" draw:fill="none" draw:textarea-vertical-align="middle"/>
    </style:style>
    <style:style style:name="gr52" style:family="graphic" style:parent-style-name="objectwithoutfill">
      <style:graphic-properties draw:marker-end="Puntas_20_de_20_flecha_20_18" draw:marker-end-width="0.3cm" draw:fill="none" draw:textarea-vertical-align="middle"/>
    </style:style>
    <style:style style:name="gr53" style:family="graphic" style:parent-style-name="objectwithoutfill">
      <style:graphic-properties svg:stroke-color="#158466" draw:marker-end="Puntas_20_de_20_flecha_20_22" draw:marker-end-width="0.3cm" draw:fill="none" draw:textarea-vertical-align="middle"/>
    </style:style>
    <style:style style:name="gr54" style:family="graphic" style:parent-style-name="objectwithoutfill">
      <style:graphic-properties svg:stroke-color="#158466" draw:marker-end="Arrowheads_20_12" draw:marker-end-width="0.3cm" draw:fill="none" draw:textarea-vertical-align="middle"/>
    </style:style>
    <style:style style:name="gr55" style:family="graphic" style:parent-style-name="objectwithoutfill">
      <style:graphic-properties svg:stroke-color="#ff972f" draw:marker-end="Arrowheads_20_13" draw:marker-end-width="0.3cm" draw:fill="none" draw:textarea-vertical-align="middle"/>
    </style:style>
    <style:style style:name="gr56" style:family="graphic" style:parent-style-name="objectwithoutfill">
      <style:graphic-properties svg:stroke-color="#ff3838" draw:marker-end="Arrowheads_20_16" draw:marker-end-width="0.3cm" draw:fill="none" draw:textarea-vertical-align="middle"/>
    </style:style>
    <style:style style:name="gr57" style:family="graphic" style:parent-style-name="objectwithoutfill">
      <style:graphic-properties svg:stroke-color="#ff3838" draw:marker-end="Arrowheads_20_17" draw:marker-end-width="0.3cm" draw:fill="none" draw:textarea-vertical-align="middle"/>
    </style:style>
    <style:style style:name="gr58" style:family="graphic" style:parent-style-name="objectwithoutfill">
      <style:graphic-properties svg:stroke-color="#158466" draw:marker-end="Puntas_20_de_20_flecha_20_21" draw:marker-end-width="0.3cm" draw:fill="none" draw:textarea-vertical-align="middle"/>
    </style:style>
    <style:style style:name="gr59" style:family="graphic" style:parent-style-name="standard">
      <style:graphic-properties draw:textarea-horizontal-align="justify" draw:textarea-vertical-align="middle" draw:auto-grow-height="false" fo:min-height="1.75cm" fo:min-width="3cm"/>
      <style:paragraph-properties style:writing-mode="lr-tb"/>
    </style:style>
    <style:style style:name="gr60" style:family="graphic" style:parent-style-name="standard">
      <style:graphic-properties draw:textarea-horizontal-align="justify" draw:textarea-vertical-align="middle" draw:auto-grow-height="false" fo:min-height="1.25cm" fo:min-width="3.5cm"/>
      <style:paragraph-properties style:writing-mode="lr-tb"/>
    </style:style>
    <style:style style:name="gr61" style:family="graphic" style:parent-style-name="standard">
      <style:graphic-properties draw:textarea-horizontal-align="justify" draw:textarea-vertical-align="middle" draw:auto-grow-height="false" fo:min-height="1.25cm" fo:min-width="2cm"/>
      <style:paragraph-properties style:writing-mode="lr-tb"/>
    </style:style>
    <style:style style:name="gr62" style:family="graphic" style:parent-style-name="objectwithoutfill">
      <style:graphic-properties draw:marker-end="Puntas_20_de_20_flecha_20_23" draw:marker-end-width="0.3cm" draw:fill="none" draw:textarea-vertical-align="middle"/>
    </style:style>
    <style:style style:name="gr63" style:family="graphic" style:parent-style-name="objectwithoutfill">
      <style:graphic-properties draw:marker-end="Puntas_20_de_20_flecha_20_24" draw:marker-end-width="0.3cm" draw:fill="none" draw:textarea-vertical-align="middle"/>
    </style:style>
    <style:style style:name="gr64" style:family="graphic" style:parent-style-name="objectwithoutfill">
      <style:graphic-properties draw:marker-end="Puntas_20_de_20_flecha_20_25" draw:marker-end-width="0.3cm" draw:fill="none" draw:textarea-vertical-align="middle"/>
    </style:style>
    <style:style style:name="gr65" style:family="graphic" style:parent-style-name="objectwithoutfill">
      <style:graphic-properties draw:marker-end="Puntas_20_de_20_flecha_20_26" draw:marker-end-width="0.3cm" draw:fill="none" draw:textarea-vertical-align="middle"/>
    </style:style>
    <style:style style:name="gr66" style:family="graphic" style:parent-style-name="standard">
      <style:graphic-properties draw:fill="none" draw:textarea-vertical-align="middle" draw:auto-grow-height="false" fo:min-height="3.542cm" fo:min-width="0.222cm" fo:wrap-option="wrap"/>
    </style:style>
    <style:style style:name="gr67" style:family="graphic" style:parent-style-name="objectwithoutfill">
      <style:graphic-properties draw:marker-end="Puntas_20_de_20_flecha_20_27" draw:marker-end-width="0.3cm" draw:fill="none" draw:textarea-vertical-align="middle"/>
    </style:style>
    <style:style style:name="gr68" style:family="graphic" style:parent-style-name="objectwithoutfill">
      <style:graphic-properties draw:marker-end="Puntas_20_de_20_flecha_20_28" draw:marker-end-width="0.3cm" draw:fill="none" draw:textarea-vertical-align="middle"/>
    </style:style>
    <style:style style:name="gr69" style:family="graphic" style:parent-style-name="standard">
      <style:graphic-properties draw:fill="none" draw:textarea-vertical-align="middle" draw:auto-grow-height="false" fo:min-height="5.912cm" fo:min-width="0cm" fo:wrap-option="wrap"/>
    </style:style>
    <style:style style:name="gr70" style:family="graphic" style:parent-style-name="objectwithoutfill">
      <style:graphic-properties draw:marker-end="Puntas_20_de_20_flecha_20_29" draw:marker-end-width="0.3cm" draw:fill="none" draw:textarea-vertical-align="middle"/>
    </style:style>
    <style:style style:name="gr71" style:family="graphic" style:parent-style-name="standard">
      <style:graphic-properties draw:textarea-horizontal-align="justify" draw:textarea-vertical-align="middle" draw:auto-grow-height="false" fo:min-height="1.152cm" fo:min-width="1.462cm"/>
      <style:paragraph-properties style:writing-mode="lr-tb"/>
    </style:style>
    <style:style style:name="gr72" style:family="graphic" style:parent-style-name="objectwithoutfill">
      <style:graphic-properties draw:marker-end="Puntas_20_de_20_flecha_20_30" draw:marker-end-width="0.3cm" draw:fill="none" draw:textarea-vertical-align="middle"/>
    </style:style>
    <style:style style:name="gr73" style:family="graphic" style:parent-style-name="objectwithoutfill">
      <style:graphic-properties draw:marker-end="Puntas_20_de_20_flecha_20_31" draw:marker-end-width="0.3cm" draw:fill="none" draw:textarea-vertical-align="middle"/>
    </style:style>
    <style:style style:name="pr1" style:family="presentation" style:parent-style-name="Blue_5f_Curve-title">
      <style:graphic-properties draw:auto-grow-height="true" fo:min-height="2.5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-title">
      <style:graphic-properties fo:min-height="3cm"/>
      <style:paragraph-properties style:writing-mode="lr-tb"/>
    </style:style>
    <style:style style:name="pr4" style:family="presentation" style:parent-style-name="Blue_5f_Curve-notes">
      <style:graphic-properties draw:fill-color="#ffffff" fo:min-height="13.364cm"/>
      <style:paragraph-properties style:writing-mode="lr-tb"/>
    </style:style>
    <style:style style:name="pr5" style:family="presentation" style:parent-style-name="Blue_5f_Curve1-title">
      <style:graphic-properties fo:min-height="3cm"/>
      <style:paragraph-properties style:writing-mode="lr-tb"/>
    </style:style>
    <style:style style:name="pr6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Blue_5f_Curve1-title">
      <style:graphic-properties fo:min-height="1.328cm"/>
      <style:paragraph-properties style:writing-mode="lr-tb"/>
    </style:style>
    <style:style style:name="pr8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-color="#ffffff"/>
      <style:paragraph-properties fo:text-align="center" style:writing-mode="lr-tb"/>
    </style:style>
    <style:style style:name="P4" style:family="paragraph">
      <loext:graphic-properties draw:fill-color="#b7b3ca"/>
      <style:paragraph-properties fo:text-align="center" style:writing-mode="lr-tb"/>
    </style:style>
    <style:style style:name="P5" style:family="paragraph">
      <loext:graphic-properties draw:fill-color="#ec9ba4"/>
      <style:paragraph-properties fo:text-align="center" style:writing-mode="lr-tb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loext:graphic-properties draw:fill-color="#ffffff"/>
      <style:paragraph-properties fo:text-align="center"/>
    </style:style>
    <style:style style:name="P10" style:family="paragraph">
      <style:paragraph-properties fo:text-align="center" style:writing-mode="lr-tb"/>
      <style:text-properties fo:font-size="14pt" style:font-size-asian="14pt" style:font-size-complex="14pt"/>
    </style:style>
    <style:style style:name="P11" style:family="paragraph">
      <loext:graphic-properties draw:fill-color="#b7b3ca"/>
      <style:paragraph-properties fo:text-align="center" style:writing-mode="lr-tb"/>
      <style:text-properties fo:font-size="14pt" style:font-size-asian="14pt" style:font-size-complex="14pt"/>
    </style:style>
    <style:style style:name="P12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3" style:family="paragraph">
      <loext:graphic-properties draw:fill-color="#ffd7d7"/>
      <style:paragraph-properties fo:text-align="center" style:writing-mode="lr-tb"/>
    </style:style>
    <style:style style:name="P14" style:family="paragraph">
      <loext:graphic-properties draw:fill-color="#ffb66c"/>
      <style:paragraph-properties fo:text-align="center"/>
    </style:style>
    <style:style style:name="P15" style:family="paragraph">
      <loext:graphic-properties draw:fill-color="#b7b3ca" draw:opacity="29%"/>
      <style:paragraph-properties fo:text-align="center" style:writing-mode="lr-tb"/>
    </style:style>
    <style:style style:name="P16" style:family="paragraph">
      <loext:graphic-properties draw:fill-color="#b7b3ca" draw:opacity="43%"/>
      <style:paragraph-properties fo:text-align="center" style:writing-mode="lr-tb"/>
    </style:style>
    <style:style style:name="P17" style:family="paragraph">
      <loext:graphic-properties draw:fill-color="#afd095"/>
      <style:paragraph-properties fo:text-align="center"/>
    </style:style>
    <style:style style:name="P18" style:family="paragraph">
      <loext:graphic-properties draw:fill-color="#ffffff" draw:opacity="43%"/>
      <style:paragraph-properties fo:text-align="center" style:writing-mode="lr-tb"/>
    </style:style>
    <style:style style:name="P19" style:family="paragraph">
      <loext:graphic-properties draw:fill-color="#ffffff" draw:opacity="47%"/>
      <style:paragraph-properties fo:text-align="center" style:writing-mode="lr-tb"/>
    </style:style>
    <style:style style:name="P20" style:family="paragraph">
      <loext:graphic-properties draw:fill-color="#ffffff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2.5cm" svg:x="0cm" svg:y="-0.5cm" presentation:class="title" presentation:user-transformed="true">
          <draw:text-box>
            <text:p>ONTOGENIX V-1.0</text:p>
          </draw:text-box>
        </draw:frame>
        <draw:custom-shape draw:style-name="gr1" draw:text-style-name="P3" xml:id="id1" draw:id="id1" draw:layer="layout" svg:width="2.5cm" svg:height="1.5cm" svg:x="2.5cm" svg:y="6.5cm">
          <text:p text:style-name="P2">CSV</text:p>
          <draw:enhanced-geometry svg:viewBox="0 0 21600 21600" draw:type="rectangle" draw:enhanced-path="M 0 0 L 21600 0 21600 21600 0 21600 0 0 Z N"/>
        </draw:custom-shape>
        <draw:custom-shape draw:style-name="gr2" draw:text-style-name="P4" xml:id="id2" draw:id="id2" draw:layer="layout" svg:width="4.5cm" svg:height="3.5cm" svg:x="6.5cm" svg:y="5.5cm">
          <text:p text:style-name="P2">ONTO</text:p>
          <text:p text:style-name="P2">LLM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" draw:text-style-name="P3" xml:id="id3" draw:id="id3" draw:layer="layout" svg:width="3cm" svg:height="1.5cm" svg:x="12.5cm" svg:y="6.5cm">
          <text:p text:style-name="P2">TURTLE</text:p>
          <draw:enhanced-geometry svg:viewBox="0 0 21600 21600" draw:type="rectangle" draw:enhanced-path="M 0 0 L 21600 0 21600 21600 0 21600 0 0 Z N"/>
        </draw:custom-shape>
        <draw:custom-shape draw:style-name="gr4" draw:text-style-name="P5" xml:id="id4" draw:id="id4" draw:layer="layout" svg:width="4cm" svg:height="3.5cm" svg:x="17.5cm" svg:y="5.5cm">
          <text:p text:style-name="P2">MERMAID</text:p>
          <text:p text:style-name="P2">LLM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5" draw:text-style-name="P3" xml:id="id5" draw:id="id5" draw:layer="layout" svg:width="3cm" svg:height="1.5cm" svg:x="23cm" svg:y="6.5cm">
          <text:p text:style-name="P2">CLASS</text:p>
          <text:p text:style-name="P2">DIAGRAM</text:p>
          <draw:enhanced-geometry svg:viewBox="0 0 21600 21600" draw:type="rectangle" draw:enhanced-path="M 0 0 L 21600 0 21600 21600 0 21600 0 0 Z N"/>
        </draw:custom-shape>
        <draw:connector draw:style-name="gr6" draw:text-style-name="P6" draw:layer="layout" svg:x1="5cm" svg:y1="7.25cm" svg:x2="6.5cm" svg:y2="7.25cm" draw:start-shape="id1" draw:start-glue-point="1" draw:end-shape="id2" draw:end-glue-point="5" svg:d="M5000 7250h1500" svg:viewBox="0 0 1501 1">
          <text:p/>
        </draw:connector>
        <draw:connector draw:style-name="gr7" draw:text-style-name="P7" draw:layer="layout" draw:type="line" svg:x1="11cm" svg:y1="7.25cm" svg:x2="12.5cm" svg:y2="7.25cm" draw:start-shape="id2" draw:start-glue-point="7" draw:end-shape="id3" draw:end-glue-point="3" svg:d="M11000 7250h1500" svg:viewBox="0 0 1501 1">
          <text:p/>
        </draw:connector>
        <draw:connector draw:style-name="gr6" draw:text-style-name="P6" draw:layer="layout" svg:x1="15.5cm" svg:y1="7.25cm" svg:x2="17.5cm" svg:y2="7.25cm" draw:start-shape="id3" draw:start-glue-point="1" draw:end-shape="id4" draw:end-glue-point="5" svg:d="M15500 7250h2000" svg:viewBox="0 0 2001 1">
          <text:p/>
        </draw:connector>
        <draw:connector draw:style-name="gr8" draw:text-style-name="P7" draw:layer="layout" svg:x1="21.5cm" svg:y1="7.25cm" svg:x2="23cm" svg:y2="7.25cm" draw:start-shape="id4" draw:start-glue-point="7" draw:end-shape="id5" draw:end-glue-point="3" svg:d="M21500 7250h1500" svg:viewBox="0 0 1501 1">
          <text:p/>
        </draw:connector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3" draw:text-style-name="P1" draw:layer="layout" svg:width="25cm" svg:height="3cm" svg:x="0cm" svg:y="0cm" presentation:class="title" presentation:user-transformed="true">
          <draw:text-box>
            <text:p>ONTOGENIX V 1.1</text:p>
          </draw:text-box>
        </draw:frame>
        <draw:custom-shape draw:style-name="gr10" draw:text-style-name="P9" xml:id="id10" draw:id="id10" draw:layer="layout" svg:width="2cm" svg:height="2cm" svg:x="0.5cm" svg:y="7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" draw:text-style-name="P3" xml:id="id11" draw:id="id11" draw:layer="layout" svg:width="2.5cm" svg:height="1.5cm" svg:x="2.5cm" svg:y="2.75cm">
          <text:p text:style-name="P2">CSV</text:p>
          <draw:enhanced-geometry svg:viewBox="0 0 21600 21600" draw:type="rectangle" draw:enhanced-path="M 0 0 L 21600 0 21600 21600 0 21600 0 0 Z N"/>
        </draw:custom-shape>
        <draw:custom-shape draw:style-name="gr11" draw:text-style-name="P11" xml:id="id6" draw:id="id6" draw:layer="layout" svg:width="3cm" svg:height="2.5cm" svg:x="8.5cm" svg:y="8.5cm">
          <text:p text:style-name="P10"><text:span text:style-name="T1">ANALYZER</text:span>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2" draw:text-style-name="P3" xml:id="id7" draw:id="id7" draw:layer="layout" svg:width="4cm" svg:height="2cm" svg:x="8cm" svg:y="13cm">
          <text:p text:style-name="P2">PLAN</text:p>
          <text:p text:style-name="P12">Instructions</text:p>
          <draw:enhanced-geometry svg:viewBox="0 0 21600 21600" draw:type="rectangle" draw:enhanced-path="M 0 0 L 21600 0 21600 21600 0 21600 0 0 Z N"/>
        </draw:custom-shape>
        <draw:custom-shape draw:style-name="gr13" draw:text-style-name="P5" xml:id="id8" draw:id="id8" draw:layer="layout" svg:width="4cm" svg:height="3cm" svg:x="23.5cm" svg:y="3.5cm">
          <text:p text:style-name="P2">MERMAID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5" draw:text-style-name="P3" xml:id="id9" draw:id="id9" draw:layer="layout" svg:width="3cm" svg:height="1.5cm" svg:x="24cm" svg:y="0.5cm">
          <text:p text:style-name="P2">CLASS</text:p>
          <text:p text:style-name="P2">DIAGRAM</text:p>
          <draw:enhanced-geometry svg:viewBox="0 0 21600 21600" draw:type="rectangle" draw:enhanced-path="M 0 0 L 21600 0 21600 21600 0 21600 0 0 Z N"/>
        </draw:custom-shape>
        <draw:connector draw:style-name="gr14" draw:text-style-name="P7" draw:layer="layout" draw:type="line" svg:x1="10cm" svg:y1="11cm" svg:x2="10cm" svg:y2="13cm" draw:start-shape="id6" draw:start-glue-point="6" draw:end-shape="id7" draw:end-glue-point="0" svg:d="M10000 11000v2000" svg:viewBox="0 0 1 2001">
          <text:p/>
        </draw:connector>
        <draw:connector draw:style-name="gr15" draw:text-style-name="P7" draw:layer="layout" svg:x1="25.5cm" svg:y1="3.5cm" svg:x2="25.5cm" svg:y2="2cm" draw:start-shape="id8" draw:start-glue-point="4" draw:end-shape="id9" draw:end-glue-point="2" svg:d="M25500 3500v-1500" svg:viewBox="0 0 1 1501">
          <text:p/>
        </draw:connector>
        <draw:connector draw:style-name="gr16" draw:text-style-name="P7" draw:layer="layout" svg:x1="1.5cm" svg:y1="7cm" svg:x2="2.5cm" svg:y2="3.5cm" draw:start-shape="id10" draw:start-glue-point="4" draw:end-shape="id11" draw:end-glue-point="3" svg:d="M1500 7000v-3500h1000" svg:viewBox="0 0 1001 3501">
          <text:p/>
        </draw:connector>
        <draw:connector draw:style-name="gr17" draw:text-style-name="P7" draw:layer="layout" svg:x1="2.5cm" svg:y1="8cm" svg:x2="4.5cm" svg:y2="9.75cm" draw:start-shape="id10" draw:start-glue-point="10" draw:end-shape="id12" draw:end-glue-point="3" svg:d="M2500 8000h1001v1750h999" svg:viewBox="0 0 2001 1751">
          <text:p/>
        </draw:connector>
        <draw:connector draw:style-name="gr18" draw:text-style-name="P7" draw:layer="layout" svg:x1="8cm" svg:y1="14cm" svg:x2="1.5cm" svg:y2="9cm" draw:start-shape="id7" draw:start-glue-point="3" draw:end-shape="id10" draw:end-glue-point="8" svg:d="M8000 14000h-6500v-5000" svg:viewBox="0 0 6501 5001">
          <text:p/>
        </draw:connector>
        <draw:custom-shape draw:style-name="gr3" draw:text-style-name="P3" xml:id="id12" draw:id="id12" draw:layer="layout" svg:width="3cm" svg:height="1.5cm" svg:x="4.5cm" svg:y="9cm">
          <text:p text:style-name="P2">PLAN’</text:p>
          <text:p text:style-name="P2">Instruction</text:p>
          <draw:enhanced-geometry svg:viewBox="0 0 21600 21600" draw:type="rectangle" draw:enhanced-path="M 0 0 L 21600 0 21600 21600 0 21600 0 0 Z N"/>
        </draw:custom-shape>
        <draw:connector draw:style-name="gr19" draw:text-style-name="P7" draw:layer="layout" svg:x1="7.5cm" svg:y1="9.75cm" svg:x2="8.5cm" svg:y2="9.75cm" draw:start-shape="id12" draw:start-glue-point="1" draw:end-shape="id6" draw:end-glue-point="5" svg:d="M7500 9750h1000" svg:viewBox="0 0 1001 1">
          <text:p/>
        </draw:connector>
        <draw:custom-shape draw:style-name="gr20" draw:text-style-name="P13" xml:id="id13" draw:id="id13" draw:layer="layout" svg:width="3.5cm" svg:height="2cm" svg:x="6.5cm" svg:y="2.5cm">
          <text:p text:style-name="P2">CHUN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" draw:text-style-name="P7" draw:layer="layout" svg:x1="5cm" svg:y1="3.5cm" svg:x2="6.5cm" svg:y2="3.5cm" draw:start-shape="id11" draw:start-glue-point="1" draw:end-shape="id13" draw:end-glue-point="6" svg:d="M5000 3500h1500" svg:viewBox="0 0 1501 1">
          <text:p/>
        </draw:connector>
        <draw:custom-shape draw:style-name="gr1" draw:text-style-name="P3" xml:id="id14" draw:id="id14" draw:layer="layout" svg:width="2.5cm" svg:height="1.5cm" svg:x="11cm" svg:y="4.5cm">
          <text:p text:style-name="P2">CSV’</text:p>
          <draw:enhanced-geometry svg:viewBox="0 0 21600 21600" draw:type="rectangle" draw:enhanced-path="M 0 0 L 21600 0 21600 21600 0 21600 0 0 Z N"/>
        </draw:custom-shape>
        <draw:connector draw:style-name="gr22" draw:text-style-name="P7" draw:layer="layout" svg:x1="10cm" svg:y1="3.5cm" svg:x2="12.25cm" svg:y2="4.5cm" draw:start-shape="id13" draw:start-glue-point="10" draw:end-shape="id14" draw:end-glue-point="0" svg:d="M10000 3500h2250v1000" svg:viewBox="0 0 2251 1001">
          <text:p/>
        </draw:connector>
        <draw:connector draw:style-name="gr23" draw:text-style-name="P7" draw:layer="layout" svg:x1="12.25cm" svg:y1="6cm" svg:x2="10cm" svg:y2="8.5cm" draw:start-shape="id14" draw:start-glue-point="2" draw:end-shape="id6" draw:end-glue-point="4" svg:d="M12250 6000v1250h-2250v1250" svg:viewBox="0 0 2251 2501">
          <text:p/>
        </draw:connector>
        <draw:g xml:id="id17" draw:id="id17">
          <draw:custom-shape draw:style-name="gr24" draw:text-style-name="P14" xml:id="id15" draw:id="id15" draw:layer="layout" svg:width="6.5cm" svg:height="5.5cm" svg:x="14cm" svg:y="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5" draw:text-style-name="P15" draw:layer="layout" svg:width="3.1cm" svg:height="2.5cm" svg:x="16.9cm" svg:y="8cm">
            <text:p text:style-name="P2">CODE</text:p>
            <text:p text:style-name="P2">GEN</text:p>
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26" draw:text-style-name="P16" draw:layer="layout" svg:width="3cm" svg:height="2.5cm" svg:x="14.5cm" svg:y="9.5cm">
            <text:p text:style-name="P2">ONTO</text:p>
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connector draw:style-name="gr27" draw:text-style-name="P7" draw:layer="layout" svg:x1="12cm" svg:y1="14cm" svg:x2="17.25cm" svg:y2="12.5cm" draw:start-shape="id7" draw:start-glue-point="1" draw:end-shape="id15" draw:end-glue-point="2" svg:d="M12000 14000h5250v-1500" svg:viewBox="0 0 5251 1501">
          <text:p/>
        </draw:connector>
        <draw:connector draw:style-name="gr28" draw:text-style-name="P7" draw:layer="layout" svg:x1="13.5cm" svg:y1="5.25cm" svg:x2="17.25cm" svg:y2="7cm" draw:start-shape="id14" draw:start-glue-point="1" draw:end-shape="id15" draw:end-glue-point="0" svg:d="M13500 5250h3750v1750" svg:viewBox="0 0 3751 1751">
          <text:p/>
        </draw:connector>
        <draw:g xml:id="id16" draw:id="id16">
          <draw:custom-shape draw:style-name="gr29" draw:text-style-name="P17" draw:layer="layout" svg:width="4cm" svg:height="4.5cm" svg:x="22.5cm" svg:y="8.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" draw:text-style-name="P18" draw:layer="layout" svg:width="3cm" svg:height="1.5cm" svg:x="23cm" svg:y="9cm">
            <text:p text:style-name="P2">CODE</text:p>
            <draw:enhanced-geometry svg:viewBox="0 0 21600 21600" draw:type="rectangle" draw:enhanced-path="M 0 0 L 21600 0 21600 21600 0 21600 0 0 Z N"/>
          </draw:custom-shape>
          <draw:custom-shape draw:style-name="gr31" draw:text-style-name="P19" draw:layer="layout" svg:width="3cm" svg:height="1.5cm" svg:x="23cm" svg:y="11cm">
            <text:p text:style-name="P2">TURTLE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32" draw:text-style-name="P7" draw:layer="layout" svg:x1="24.5cm" svg:y1="8.5cm" svg:x2="25.5cm" svg:y2="6.5cm" draw:start-shape="id16" draw:start-glue-point="0" draw:end-shape="id8" draw:end-glue-point="6" svg:d="M24500 8500v-999h1000v-1001" svg:viewBox="0 0 1001 2001">
          <text:p/>
        </draw:connector>
        <draw:connector draw:style-name="gr28" draw:text-style-name="P7" draw:layer="layout" svg:x1="20.5cm" svg:y1="9.75cm" svg:x2="22.5cm" svg:y2="10.75cm" draw:start-shape="id17" draw:start-glue-point="1" draw:end-shape="id16" draw:end-glue-point="3" svg:d="M20500 9750h1001v1000h999" svg:viewBox="0 0 2001 1001">
          <text:p/>
        </draw:connector>
        <draw:custom-shape draw:style-name="gr33" draw:text-style-name="P3" xml:id="id18" draw:id="id18" draw:layer="layout" svg:width="2.5cm" svg:height="1.5cm" svg:x="2.5cm" svg:y="4.5cm">
          <text:p text:style-name="P2">TASK</text:p>
          <draw:enhanced-geometry svg:viewBox="0 0 21600 21600" draw:type="rectangle" draw:enhanced-path="M 0 0 L 21600 0 21600 21600 0 21600 0 0 Z N"/>
        </draw:custom-shape>
        <draw:connector draw:style-name="gr34" draw:text-style-name="P7" draw:layer="layout" svg:x1="1.5cm" svg:y1="7cm" svg:x2="2.5cm" svg:y2="5.25cm" draw:start-shape="id10" draw:start-glue-point="4" draw:end-shape="id18" draw:end-glue-point="3" svg:d="M1500 7000v-1750h1000" svg:viewBox="0 0 1001 1751">
          <text:p/>
        </draw:connector>
        <draw:connector draw:style-name="gr35" draw:text-style-name="P7" draw:layer="layout" svg:x1="5cm" svg:y1="5.25cm" svg:x2="10cm" svg:y2="8.5cm" draw:start-shape="id18" draw:start-glue-point="1" draw:end-shape="id6" draw:end-glue-point="4" svg:d="M5000 5250h5000v3250" svg:viewBox="0 0 5001 3251">
          <text:p/>
        </draw:connector>
        <presentation:notes draw:style-name="dp2">
          <draw:page-thumbnail draw:style-name="gr9" draw:layer="layout" svg:width="14.848cm" svg:height="11.136cm" svg:x="3.075cm" svg:y="2.257cm" draw:page-number="2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5cm" svg:height="3cm" svg:x="0.013cm" svg:y="0.013cm" presentation:class="title" presentation:user-transformed="true">
          <draw:text-box>
            <text:p>ONTOGENIX V 1.2</text:p>
          </draw:text-box>
        </draw:frame>
        <draw:custom-shape draw:style-name="gr10" draw:text-style-name="P9" xml:id="id23" draw:id="id23" draw:layer="layout" svg:width="2cm" svg:height="2cm" svg:x="0.513cm" svg:y="7.01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" draw:text-style-name="P3" xml:id="id24" draw:id="id24" draw:layer="layout" svg:width="2.5cm" svg:height="1.5cm" svg:x="2.513cm" svg:y="2.763cm">
          <text:p text:style-name="P2">CSV</text:p>
          <draw:enhanced-geometry svg:viewBox="0 0 21600 21600" draw:type="rectangle" draw:enhanced-path="M 0 0 L 21600 0 21600 21600 0 21600 0 0 Z N"/>
        </draw:custom-shape>
        <draw:custom-shape draw:style-name="gr11" draw:text-style-name="P11" xml:id="id19" draw:id="id19" draw:layer="layout" svg:width="3cm" svg:height="2.5cm" svg:x="8cm" svg:y="9cm">
          <text:p text:style-name="P10"><text:span text:style-name="T1">ANALYZER</text:span>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2" draw:text-style-name="P3" xml:id="id20" draw:id="id20" draw:layer="layout" svg:width="4cm" svg:height="2cm" svg:x="7.5cm" svg:y="12.5cm">
          <text:p text:style-name="P2">PLAN</text:p>
          <text:p text:style-name="P12">Instructions</text:p>
          <draw:enhanced-geometry svg:viewBox="0 0 21600 21600" draw:type="rectangle" draw:enhanced-path="M 0 0 L 21600 0 21600 21600 0 21600 0 0 Z N"/>
        </draw:custom-shape>
        <draw:custom-shape draw:style-name="gr13" draw:text-style-name="P5" xml:id="id21" draw:id="id21" draw:layer="layout" svg:width="4cm" svg:height="3cm" svg:x="23.513cm" svg:y="3.513cm">
          <text:p text:style-name="P2">Mapper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5" draw:text-style-name="P3" xml:id="id22" draw:id="id22" draw:layer="layout" svg:width="3cm" svg:height="1.5cm" svg:x="24.013cm" svg:y="0.513cm">
          <text:p text:style-name="P2">RML</text:p>
          <text:p text:style-name="P2">MAPPING</text:p>
          <draw:enhanced-geometry svg:viewBox="0 0 21600 21600" draw:type="rectangle" draw:enhanced-path="M 0 0 L 21600 0 21600 21600 0 21600 0 0 Z N"/>
        </draw:custom-shape>
        <draw:connector draw:style-name="gr36" draw:text-style-name="P7" draw:layer="layout" draw:type="line" svg:x1="9.5cm" svg:y1="11.5cm" svg:x2="9.5cm" svg:y2="12.5cm" draw:start-shape="id19" draw:start-glue-point="6" draw:end-shape="id20" draw:end-glue-point="0" svg:d="M9500 11500v1000" svg:viewBox="0 0 1 1001">
          <text:p/>
        </draw:connector>
        <draw:connector draw:style-name="gr15" draw:text-style-name="P7" draw:layer="layout" svg:x1="25.513cm" svg:y1="3.513cm" svg:x2="25.513cm" svg:y2="2.013cm" draw:start-shape="id21" draw:start-glue-point="4" draw:end-shape="id22" draw:end-glue-point="2" svg:d="M25513 3513v-1500" svg:viewBox="0 0 1 1501">
          <text:p/>
        </draw:connector>
        <draw:connector draw:style-name="gr37" draw:text-style-name="P7" draw:layer="layout" svg:x1="1.513cm" svg:y1="7.013cm" svg:x2="2.513cm" svg:y2="3.513cm" draw:start-shape="id23" draw:start-glue-point="4" draw:end-shape="id24" draw:end-glue-point="3" svg:d="M1513 7013v-3500h1000" svg:viewBox="0 0 1001 3501">
          <text:p/>
        </draw:connector>
        <draw:connector draw:style-name="gr38" draw:text-style-name="P7" draw:layer="layout" svg:x1="2.513cm" svg:y1="8.013cm" svg:x2="3.525cm" svg:y2="9.25cm" draw:start-shape="id23" draw:start-glue-point="10" draw:end-shape="id25" draw:end-glue-point="3" svg:d="M2513 8013h507v1237h505" svg:viewBox="0 0 1013 1238">
          <text:p/>
        </draw:connector>
        <draw:connector draw:style-name="gr39" draw:text-style-name="P7" draw:layer="layout" svg:x1="7.5cm" svg:y1="13.5cm" svg:x2="1.513cm" svg:y2="9.013cm" draw:start-shape="id20" draw:start-glue-point="3" draw:end-shape="id23" draw:end-glue-point="8" svg:d="M7500 13500h-5987v-4487" svg:viewBox="0 0 5988 4488">
          <text:p/>
        </draw:connector>
        <draw:custom-shape draw:style-name="gr3" draw:text-style-name="P3" xml:id="id25" draw:id="id25" draw:layer="layout" svg:width="3cm" svg:height="1.5cm" svg:x="3.525cm" svg:y="8.5cm">
          <text:p text:style-name="P2">PLAN’</text:p>
          <text:p text:style-name="P2">Instruction</text:p>
          <draw:enhanced-geometry svg:viewBox="0 0 21600 21600" draw:type="rectangle" draw:enhanced-path="M 0 0 L 21600 0 21600 21600 0 21600 0 0 Z N"/>
        </draw:custom-shape>
        <draw:connector draw:style-name="gr40" draw:text-style-name="P7" draw:layer="layout" svg:x1="6.525cm" svg:y1="9.25cm" svg:x2="8cm" svg:y2="10.25cm" draw:start-shape="id25" draw:start-glue-point="1" draw:end-shape="id19" draw:end-glue-point="5" svg:d="M6525 9250h738v1000h737" svg:viewBox="0 0 1476 1001">
          <text:p/>
        </draw:connector>
        <draw:custom-shape draw:style-name="gr20" draw:text-style-name="P13" xml:id="id26" draw:id="id26" draw:layer="layout" svg:width="3.5cm" svg:height="2cm" svg:x="6.513cm" svg:y="2.513cm">
          <text:p text:style-name="P2">CHUN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1" draw:text-style-name="P7" draw:layer="layout" svg:x1="5.013cm" svg:y1="3.513cm" svg:x2="6.513cm" svg:y2="3.513cm" draw:start-shape="id24" draw:start-glue-point="1" draw:end-shape="id26" draw:end-glue-point="6" svg:d="M5013 3513h1500" svg:viewBox="0 0 1501 1">
          <text:p/>
        </draw:connector>
        <draw:custom-shape draw:style-name="gr1" draw:text-style-name="P3" xml:id="id27" draw:id="id27" draw:layer="layout" svg:width="2.5cm" svg:height="1.5cm" svg:x="11.013cm" svg:y="4cm">
          <text:p text:style-name="P2">CSV’</text:p>
          <draw:enhanced-geometry svg:viewBox="0 0 21600 21600" draw:type="rectangle" draw:enhanced-path="M 0 0 L 21600 0 21600 21600 0 21600 0 0 Z N"/>
        </draw:custom-shape>
        <draw:connector draw:style-name="gr42" draw:text-style-name="P7" draw:layer="layout" svg:x1="10.013cm" svg:y1="3.513cm" svg:x2="12.263cm" svg:y2="4cm" draw:start-shape="id26" draw:start-glue-point="10" draw:end-shape="id27" draw:end-glue-point="0" svg:d="M10013 3513h2250v487" svg:viewBox="0 0 2251 488">
          <text:p/>
        </draw:connector>
        <draw:connector draw:style-name="gr43" draw:text-style-name="P7" draw:layer="layout" svg:x1="12.263cm" svg:y1="5.5cm" svg:x2="9.5cm" svg:y2="9cm" draw:start-shape="id27" draw:start-glue-point="2" draw:end-shape="id19" draw:end-glue-point="4" svg:d="M12263 5500v1750h-2763v1750" svg:viewBox="0 0 2764 3501">
          <text:p/>
        </draw:connector>
        <draw:g xml:id="id34" draw:id="id34">
          <draw:custom-shape draw:style-name="gr44" draw:text-style-name="P14" xml:id="id32" draw:id="id32" draw:layer="layout" svg:width="8.987cm" svg:height="7.013cm" svg:x="14.013cm" svg:y="5.64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5" draw:text-style-name="P16" xml:id="id28" draw:id="id28" draw:layer="layout" svg:width="2.334cm" svg:height="1.875cm" svg:x="14.5cm" svg:y="10.245cm">
            <text:p text:style-name="P2">ONTO</text:p>
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31" draw:text-style-name="P19" xml:id="id29" draw:id="id29" draw:layer="layout" svg:width="3cm" svg:height="1.5cm" svg:x="17.5cm" svg:y="9.411cm">
            <text:p text:style-name="P2">TURTLE’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19" xml:id="id30" draw:id="id30" draw:layer="layout" svg:width="3cm" svg:height="1.5cm" svg:x="19.5cm" svg:y="6.411cm">
            <text:p text:style-name="P2">examples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6" draw:text-style-name="P19" xml:id="id31" draw:id="id31" draw:layer="layout" svg:width="3.5cm" svg:height="2cm" svg:x="14.5cm" svg:y="6.911cm">
            <text:p text:style-name="P2">Insights</text:p>
            <text:p text:style-name="P2">turtle’’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47" draw:text-style-name="P7" draw:layer="layout" draw:type="curve" svg:x1="16.834cm" svg:y1="11.183cm" svg:x2="17.5cm" svg:y2="10.161cm" draw:start-shape="id28" draw:start-glue-point="7" draw:end-shape="id29" draw:end-glue-point="3" svg:d="M16834 11183c501 0 168-1022 666-1022" svg:viewBox="0 0 667 1023">
            <text:p/>
          </draw:connector>
          <draw:connector draw:style-name="gr48" draw:text-style-name="P7" draw:layer="layout" draw:type="curve" svg:x1="19cm" svg:y1="9.411cm" svg:x2="21cm" svg:y2="7.911cm" draw:start-shape="id29" draw:start-glue-point="0" draw:end-shape="id30" svg:d="M19000 9411c0-1125 2000-375 2000-1500" svg:viewBox="0 0 2001 1501">
            <text:p/>
          </draw:connector>
          <draw:connector draw:style-name="gr49" draw:text-style-name="P7" draw:layer="layout" draw:type="curve" svg:x1="19.5cm" svg:y1="7.161cm" svg:x2="18cm" svg:y2="7.911cm" draw:start-shape="id30" draw:start-glue-point="3" draw:end-shape="id31" draw:end-glue-point="1" svg:d="M19500 7161c-1125 0-375 750-1500 750" svg:viewBox="0 0 1501 751">
            <text:p/>
          </draw:connector>
          <draw:connector draw:style-name="gr50" draw:text-style-name="P7" draw:layer="layout" draw:type="curve" svg:x1="18.506cm" svg:y1="5.645cm" svg:x2="21cm" svg:y2="6.411cm" draw:start-shape="id32" draw:start-glue-point="0" draw:end-shape="id30" draw:end-glue-point="0" svg:d="M18506 5645c0-789 2494-1172 2494 766" svg:viewBox="0 0 2495 1412">
            <text:p/>
          </draw:connector>
          <draw:connector draw:style-name="gr51" draw:text-style-name="P7" draw:layer="layout" draw:type="curve" draw:line-skew="-0.037cm" svg:x1="18.506cm" svg:y1="12.658cm" svg:x2="21cm" svg:y2="7.911cm" draw:start-shape="id32" draw:start-glue-point="2" draw:end-shape="id30" draw:end-glue-point="2" svg:d="M18506 12658c0 732 2494 3105 2494-4747" svg:viewBox="0 0 2495 5660">
            <text:p/>
          </draw:connector>
          <draw:connector draw:style-name="gr52" draw:text-style-name="P7" draw:layer="layout" draw:type="curve" svg:x1="16.25cm" svg:y1="8.911cm" svg:x2="15.667cm" svg:y2="10.245cm" draw:start-shape="id31" draw:start-glue-point="2" draw:end-shape="id28" draw:end-glue-point="4" svg:d="M16250 8911c0 1000-583 334-583 1334" svg:viewBox="0 0 584 1335">
            <text:p/>
          </draw:connector>
          <draw:connector draw:style-name="gr53" draw:text-style-name="P7" draw:layer="layout" draw:type="curve" svg:x1="14.5cm" svg:y1="7.911cm" svg:x2="14.013cm" svg:y2="9.151cm" draw:start-shape="id31" draw:start-glue-point="3" draw:end-shape="id32" draw:end-glue-point="3" svg:d="M14500 7911c-1519 0-1276 1240-487 1240" svg:viewBox="0 0 1112 1241">
            <text:p/>
          </draw:connector>
        </draw:g>
        <draw:connector draw:style-name="gr54" draw:text-style-name="P7" draw:layer="layout" svg:x1="11.5cm" svg:y1="13.5cm" svg:x2="18.506cm" svg:y2="12.658cm" draw:start-shape="id20" draw:start-glue-point="1" draw:end-shape="id32" draw:end-glue-point="2" svg:d="M11500 13500h7006v-842" svg:viewBox="0 0 7007 843">
          <text:p/>
        </draw:connector>
        <draw:connector draw:style-name="gr55" draw:text-style-name="P7" draw:layer="layout" svg:x1="13.513cm" svg:y1="4.75cm" svg:x2="18.506cm" svg:y2="5.645cm" draw:start-shape="id27" draw:start-glue-point="1" draw:end-shape="id32" draw:end-glue-point="0" svg:d="M13513 4750h4993v895" svg:viewBox="0 0 4994 896">
          <text:p/>
        </draw:connector>
        <draw:connector draw:style-name="gr32" draw:text-style-name="P7" draw:layer="layout" svg:x1="25.5cm" svg:y1="10cm" svg:x2="25.513cm" svg:y2="6.513cm" draw:start-shape="id33" draw:start-glue-point="0" draw:end-shape="id21" draw:end-glue-point="6" svg:d="M25500 10000v-1743h13v-1744" svg:viewBox="0 0 14 3488">
          <text:p/>
        </draw:connector>
        <draw:connector draw:style-name="gr28" draw:text-style-name="P7" draw:layer="layout" svg:x1="23cm" svg:y1="9.285cm" svg:x2="24cm" svg:y2="10.75cm" draw:start-shape="id34" draw:start-glue-point="1" draw:end-shape="id33" draw:end-glue-point="3" svg:d="M23000 9285h500v1465h500" svg:viewBox="0 0 1001 1466">
          <text:p/>
        </draw:connector>
        <draw:custom-shape draw:style-name="gr33" draw:text-style-name="P3" xml:id="id35" draw:id="id35" draw:layer="layout" svg:width="2.5cm" svg:height="1.5cm" svg:x="2.513cm" svg:y="4.513cm">
          <text:p text:style-name="P2">TASK</text:p>
          <draw:enhanced-geometry svg:viewBox="0 0 21600 21600" draw:type="rectangle" draw:enhanced-path="M 0 0 L 21600 0 21600 21600 0 21600 0 0 Z N"/>
        </draw:custom-shape>
        <draw:connector draw:style-name="gr56" draw:text-style-name="P7" draw:layer="layout" svg:x1="1.513cm" svg:y1="7.013cm" svg:x2="2.513cm" svg:y2="5.263cm" draw:start-shape="id23" draw:start-glue-point="4" draw:end-shape="id35" draw:end-glue-point="3" svg:d="M1513 7013v-1750h1000" svg:viewBox="0 0 1001 1751">
          <text:p/>
        </draw:connector>
        <draw:connector draw:style-name="gr57" draw:text-style-name="P7" draw:layer="layout" svg:x1="5.013cm" svg:y1="5.263cm" svg:x2="9.5cm" svg:y2="9cm" draw:start-shape="id35" draw:start-glue-point="1" draw:end-shape="id19" draw:end-glue-point="4" svg:d="M5013 5263h4487v3737" svg:viewBox="0 0 4488 3738">
          <text:p/>
        </draw:connector>
        <draw:custom-shape draw:style-name="gr31" draw:text-style-name="P19" xml:id="id33" draw:id="id33" draw:layer="layout" svg:width="3cm" svg:height="1.5cm" svg:x="24cm" svg:y="10cm">
          <text:p text:style-name="P2">TURTL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8" draw:text-style-name="P7" draw:layer="layout" svg:x1="13.389cm" svg:y1="9.285cm" svg:x2="11cm" svg:y2="10.25cm" draw:start-shape="id34" draw:start-glue-point="3" draw:end-shape="id19" draw:end-glue-point="7" svg:d="M13389 9285h-1222v965h-1167" svg:viewBox="0 0 2390 966">
          <text:p/>
        </draw:connector>
        <presentation:notes draw:style-name="dp2">
          <draw:page-thumbnail draw:style-name="gr9" draw:layer="layout" svg:width="14.848cm" svg:height="11.136cm" svg:x="3.075cm" svg:y="2.257cm" draw:page-number="3" presentation:class="page"/>
          <draw:frame presentation:style-name="pr6" draw:text-style-name="P8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7" draw:layer="layout" svg:width="26cm" svg:height="1.328cm" svg:x="1cm" svg:y="0.5cm" presentation:class="title">
          <draw:text-box>
            <text:p>SemanticoAI</text:p>
          </draw:text-box>
        </draw:frame>
        <draw:custom-shape draw:style-name="gr11" draw:text-style-name="P11" xml:id="id42" draw:id="id42" draw:layer="layout" svg:width="3cm" svg:height="2.5cm" svg:x="8cm" svg:y="5cm">
          <text:p text:style-name="P10"><text:span text:style-name="T1">owl2dict</text:span>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59" draw:text-style-name="P6" xml:id="id36" draw:id="id36" draw:layer="layout" svg:width="3.5cm" svg:height="2cm" svg:x="2cm" svg:y="3cm">
          <text:p text:style-name="P6">rdf/xml </text:p>
          <text:p text:style-name="P6">ontology</text:p>
          <draw:enhanced-geometry svg:viewBox="0 0 21600 21600" draw:type="rectangle" draw:enhanced-path="M 0 0 L 21600 0 21600 21600 0 21600 0 0 Z N"/>
        </draw:custom-shape>
        <draw:custom-shape draw:style-name="gr60" draw:text-style-name="P6" draw:layer="layout" svg:width="4cm" svg:height="1.5cm" svg:x="15.4cm" svg:y="2.5cm">
          <text:p text:style-name="P6">Dictionary:1</text:p>
          <draw:enhanced-geometry svg:viewBox="0 0 21600 21600" draw:type="rectangle" draw:enhanced-path="M 0 0 L 21600 0 21600 21600 0 21600 0 0 Z N"/>
        </draw:custom-shape>
        <draw:custom-shape draw:style-name="gr20" draw:text-style-name="P13" xml:id="id37" draw:id="id37" draw:layer="layout" svg:width="3.5cm" svg:height="2cm" svg:x="2cm" svg:y="6.5cm">
          <text:p text:style-name="P2">CHUN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6" xml:id="id38" draw:id="id38" draw:layer="layout" svg:width="2.5cm" svg:height="1.5cm" svg:x="0.5cm" svg:y="11.5cm">
          <text:p text:style-name="P6">chunk1</text:p>
          <draw:enhanced-geometry svg:viewBox="0 0 21600 21600" draw:type="rectangle" draw:enhanced-path="M 0 0 L 21600 0 21600 21600 0 21600 0 0 Z N"/>
        </draw:custom-shape>
        <draw:custom-shape draw:style-name="gr61" draw:text-style-name="P6" xml:id="id39" draw:id="id39" draw:layer="layout" svg:width="2.5cm" svg:height="1.5cm" svg:x="3.5cm" svg:y="11.5cm">
          <text:p text:style-name="P6">chunk2</text:p>
          <draw:enhanced-geometry svg:viewBox="0 0 21600 21600" draw:type="rectangle" draw:enhanced-path="M 0 0 L 21600 0 21600 21600 0 21600 0 0 Z N"/>
        </draw:custom-shape>
        <draw:custom-shape draw:style-name="gr61" draw:text-style-name="P6" xml:id="id40" draw:id="id40" draw:layer="layout" svg:width="2.5cm" svg:height="1.5cm" svg:x="8.5cm" svg:y="11.5cm">
          <text:p text:style-name="P6">chunkN</text:p>
          <draw:enhanced-geometry svg:viewBox="0 0 21600 21600" draw:type="rectangle" draw:enhanced-path="M 0 0 L 21600 0 21600 21600 0 21600 0 0 Z N"/>
        </draw:custom-shape>
        <draw:connector draw:style-name="gr62" draw:text-style-name="P7" draw:layer="layout" svg:x1="3.75cm" svg:y1="5cm" svg:x2="3.75cm" svg:y2="6.5cm" draw:start-shape="id36" draw:start-glue-point="2" draw:end-shape="id37" draw:end-glue-point="4" svg:d="M3750 5000v1500" svg:viewBox="0 0 1 1501">
          <text:p/>
        </draw:connector>
        <draw:connector draw:style-name="gr63" draw:text-style-name="P7" draw:layer="layout" svg:x1="3.75cm" svg:y1="8.5cm" svg:x2="1.75cm" svg:y2="11.5cm" draw:start-shape="id37" draw:start-glue-point="8" draw:end-shape="id38" draw:end-glue-point="0" svg:d="M3750 8500v1501h-2000v1499" svg:viewBox="0 0 2001 3001">
          <text:p/>
        </draw:connector>
        <draw:connector draw:style-name="gr64" draw:text-style-name="P7" draw:layer="layout" svg:x1="3.75cm" svg:y1="8.5cm" svg:x2="4.75cm" svg:y2="11.5cm" draw:start-shape="id37" draw:start-glue-point="8" draw:end-shape="id39" draw:end-glue-point="0" svg:d="M3750 8500v1501h1000v1499" svg:viewBox="0 0 1001 3001">
          <text:p/>
        </draw:connector>
        <draw:connector draw:style-name="gr65" draw:text-style-name="P7" draw:layer="layout" svg:x1="3.75cm" svg:y1="8.5cm" svg:x2="9.75cm" svg:y2="11.5cm" draw:start-shape="id37" draw:start-glue-point="8" draw:end-shape="id40" draw:end-glue-point="0" svg:d="M3750 8500v1501h6000v1499" svg:viewBox="0 0 6001 3001">
          <text:p/>
        </draw:connector>
        <draw:custom-shape draw:style-name="gr66" draw:text-style-name="P7" xml:id="id41" draw:id="id41" draw:layer="layout" svg:width="2cm" svg:height="4cm" svg:x="11cm" svg:y="9.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onnector draw:style-name="gr67" draw:text-style-name="P7" draw:layer="layout" svg:x1="13cm" svg:y1="11.5cm" svg:x2="9.5cm" svg:y2="7.5cm" draw:start-shape="id41" draw:start-glue-point="6" draw:end-shape="id42" draw:end-glue-point="6" svg:d="M13000 11500h526v-2999h-4026v-1001" svg:viewBox="0 0 4027 4001">
          <text:p/>
        </draw:connector>
        <draw:connector draw:style-name="gr68" draw:text-style-name="P7" draw:layer="layout" svg:x1="11cm" svg:y1="6.25cm" svg:x2="14.1cm" svg:y2="5.75cm" draw:start-shape="id42" draw:start-glue-point="7" draw:end-shape="id43" draw:end-glue-point="5" svg:d="M11000 6250h1551v-500h1549" svg:viewBox="0 0 3101 501">
          <text:p/>
        </draw:connector>
        <draw:custom-shape draw:style-name="gr60" draw:text-style-name="P6" draw:layer="layout" svg:width="4cm" svg:height="1.5cm" svg:x="15.4cm" svg:y="4.5cm">
          <text:p text:style-name="P6">Dictionary:2</text:p>
          <draw:enhanced-geometry svg:viewBox="0 0 21600 21600" draw:type="rectangle" draw:enhanced-path="M 0 0 L 21600 0 21600 21600 0 21600 0 0 Z N"/>
        </draw:custom-shape>
        <draw:custom-shape draw:style-name="gr60" draw:text-style-name="P6" draw:layer="layout" svg:width="4cm" svg:height="1.5cm" svg:x="15.4cm" svg:y="7.5cm">
          <text:p text:style-name="P6">Dictionary:N</text:p>
          <draw:enhanced-geometry svg:viewBox="0 0 21600 21600" draw:type="rectangle" draw:enhanced-path="M 0 0 L 21600 0 21600 21600 0 21600 0 0 Z N"/>
        </draw:custom-shape>
        <draw:custom-shape draw:style-name="gr69" draw:text-style-name="P7" xml:id="id43" draw:id="id43" draw:layer="layout" svg:width="1cm" svg:height="6.5cm" svg:x="14.1cm" svg:y="2.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60" draw:text-style-name="P6" xml:id="id45" draw:id="id45" draw:layer="layout" svg:width="4cm" svg:height="1.5cm" svg:x="22cm" svg:y="3.5cm">
          <text:p text:style-name="P6">Dictionary</text:p>
          <draw:enhanced-geometry svg:viewBox="0 0 21600 21600" draw:type="rectangle" draw:enhanced-path="M 0 0 L 21600 0 21600 21600 0 21600 0 0 Z N"/>
        </draw:custom-shape>
        <draw:custom-shape draw:style-name="gr69" draw:text-style-name="P7" xml:id="id44" draw:id="id44" draw:layer="layout" svg:width="1cm" svg:height="6.5cm" svg:x="19.6cm" svg:y="2.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onnector draw:style-name="gr70" draw:text-style-name="P7" draw:layer="layout" svg:x1="20.6cm" svg:y1="5.75cm" svg:x2="22cm" svg:y2="4.25cm" draw:start-shape="id44" draw:start-glue-point="6" draw:end-shape="id45" draw:end-glue-point="3" svg:d="M20600 5750h701v-1500h699" svg:viewBox="0 0 1401 1501">
          <text:p/>
        </draw:connector>
        <draw:custom-shape draw:style-name="gr71" draw:text-style-name="P6" xml:id="id46" draw:id="id46" draw:layer="layout" svg:width="3.5cm" svg:height="2.5cm" svg:x="23cm" svg:y="6cm">
          <text:p text:style-name="P6">Encoder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0" draw:text-style-name="P6" xml:id="id47" draw:id="id47" draw:layer="layout" svg:width="4cm" svg:height="1.5cm" svg:x="22cm" svg:y="9.5cm">
          <text:p text:style-name="P6">Embeddings</text:p>
          <draw:enhanced-geometry svg:viewBox="0 0 21600 21600" draw:type="rectangle" draw:enhanced-path="M 0 0 L 21600 0 21600 21600 0 21600 0 0 Z N"/>
        </draw:custom-shape>
        <draw:connector draw:style-name="gr72" draw:text-style-name="P7" draw:layer="layout" svg:x1="24cm" svg:y1="5cm" svg:x2="24.75cm" svg:y2="6cm" draw:start-shape="id45" draw:start-glue-point="2" draw:end-shape="id46" draw:end-glue-point="7" svg:d="M24000 5000v500h750v500" svg:viewBox="0 0 751 1001">
          <text:p/>
        </draw:connector>
        <draw:connector draw:style-name="gr73" draw:text-style-name="P7" draw:layer="layout" svg:x1="24.75cm" svg:y1="8.5cm" svg:x2="24cm" svg:y2="9.5cm" draw:start-shape="id46" draw:start-glue-point="5" draw:end-shape="id47" draw:end-glue-point="0" svg:d="M24750 8500v501h-750v499" svg:viewBox="0 0 751 1001">
          <text:p/>
        </draw:connector>
        <presentation:notes draw:style-name="dp2">
          <office:forms form:automatic-focus="false" form:apply-design-mode="false"/>
          <draw:page-thumbnail draw:style-name="gr9" draw:layer="layout" svg:width="14.848cm" svg:height="11.136cm" svg:x="3.075cm" svg:y="2.257cm" draw:page-number="4" presentation:class="page"/>
          <draw:frame presentation:style-name="pr8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Puntas_20_de_20_flecha_20_10" draw:display-name="Puntas de flecha 10" svg:viewBox="0 0 20 20" svg:d="M0 20l10-20 10 20z"/>
    <draw:marker draw:name="Puntas_20_de_20_flecha_20_11" draw:display-name="Puntas de flecha 11" svg:viewBox="0 0 20 20" svg:d="M0 20l10-20 10 20z"/>
    <draw:marker draw:name="Puntas_20_de_20_flecha_20_16" draw:display-name="Puntas de flecha 16" svg:viewBox="0 0 20 20" svg:d="M0 20l10-20 10 20z"/>
    <draw:marker draw:name="Puntas_20_de_20_flecha_20_17" draw:display-name="Puntas de flecha 17" svg:viewBox="0 0 20 20" svg:d="M0 20l10-20 10 20z"/>
    <draw:marker draw:name="Puntas_20_de_20_flecha_20_18" draw:display-name="Puntas de flecha 18" svg:viewBox="0 0 20 20" svg:d="M0 20l10-20 10 20z"/>
    <draw:marker draw:name="Puntas_20_de_20_flecha_20_21" draw:display-name="Puntas de flecha 21" svg:viewBox="0 0 20 20" svg:d="M0 20l10-20 10 20z"/>
    <draw:marker draw:name="Puntas_20_de_20_flecha_20_22" draw:display-name="Puntas de flecha 22" svg:viewBox="0 0 20 20" svg:d="M0 20l10-20 10 20z"/>
    <draw:marker draw:name="Puntas_20_de_20_flecha_20_23" draw:display-name="Puntas de flecha 23" svg:viewBox="0 0 20 20" svg:d="M0 20l10-20 10 20z"/>
    <draw:marker draw:name="Puntas_20_de_20_flecha_20_24" draw:display-name="Puntas de flecha 24" svg:viewBox="0 0 20 20" svg:d="M0 20l10-20 10 20z"/>
    <draw:marker draw:name="Puntas_20_de_20_flecha_20_25" draw:display-name="Puntas de flecha 25" svg:viewBox="0 0 20 20" svg:d="M0 20l10-20 10 20z"/>
    <draw:marker draw:name="Puntas_20_de_20_flecha_20_26" draw:display-name="Puntas de flecha 26" svg:viewBox="0 0 20 20" svg:d="M0 20l10-20 10 20z"/>
    <draw:marker draw:name="Puntas_20_de_20_flecha_20_27" draw:display-name="Puntas de flecha 27" svg:viewBox="0 0 20 20" svg:d="M0 20l10-20 10 20z"/>
    <draw:marker draw:name="Puntas_20_de_20_flecha_20_28" draw:display-name="Puntas de flecha 28" svg:viewBox="0 0 20 20" svg:d="M0 20l10-20 10 20z"/>
    <draw:marker draw:name="Puntas_20_de_20_flecha_20_29" draw:display-name="Puntas de flecha 29" svg:viewBox="0 0 20 20" svg:d="M0 20l10-20 10 20z"/>
    <draw:marker draw:name="Puntas_20_de_20_flecha_20_30" draw:display-name="Puntas de flecha 30" svg:viewBox="0 0 20 20" svg:d="M0 20l10-20 10 20z"/>
    <draw:marker draw:name="Puntas_20_de_20_flecha_20_31" draw:display-name="Puntas de flecha 31" svg:viewBox="0 0 20 20" svg:d="M0 20l10-20 10 20z"/>
    <draw:marker draw:name="Puntas_20_de_20_flecha_20_9" draw:display-name="Puntas de flecha 9" svg:viewBox="0 0 20 20" svg:d="M0 20l10-20 10 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es" fo:country="E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loext:color-lum-mod="100%" loext:color-lum-off="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loext:color-lum-mod="100%" loext:color-lum-off="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4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3"><text:span text:style-name="MT1"><text:page-number>4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8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8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4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5T12:55:45.719650262</meta:creation-date>
    <meta:editing-duration>P5DT6H17M38S</meta:editing-duration>
    <meta:editing-cycles>7</meta:editing-cycles>
    <meta:generator>LibreOffice/7.4.5.1$Linux_X86_64 LibreOffice_project/40$Build-1</meta:generator>
    <dc:title>Blue Curve</dc:title>
    <dc:date>2023-06-30T14:49:32.392009309</dc:date>
    <meta:document-statistic meta:object-count="153"/>
  </office:meta>
</office:document-meta>
</file>